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89cm" fo:min-width="5.401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5.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9cm" svg:height="5cm" svg:x="13cm" svg:y="10.7cm">
          <text:p text:style-name="P1">TextBrai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5.6cm" svg:height="1.6cm" svg:x="6cm" svg:y="10.4cm">
          <text:p text:style-name="P1">Website Par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1.6cm" svg:x="1cm" svg:y="13cm">
          <text:p text:style-name="P1">Files</text:p>
          <text:p text:style-name="P1">(e.g. Dropbox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1.6cm" svg:x="1cm" svg:y="7.9cm">
          <text:p text:style-name="P1">Bookmark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1.6cm" svg:x="1cm" svg:y="18cm">
          <text:p text:style-name="P1">Literature Manage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1.6cm" svg:x="6cm" svg:y="15.5cm">
          <text:p text:style-name="P1">PDF Par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1.6cm" svg:x="13.2cm" svg:y="5cm">
          <text:p text:style-name="P1">Analyz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1.6cm" svg:x="20cm" svg:y="13cm">
          <text:p text:style-name="P1">Lis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1.6cm" svg:x="20cm" svg:y="9.6cm">
          <text:p text:style-name="P1">Grap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1.6cm" svg:x="20cm" svg:y="16.4cm">
          <text:p text:style-name="P1">Keywords / Tag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14:59:46.286000000</meta:creation-date>
    <dc:date>2015-12-20T15:10:58.525000000</dc:date>
    <meta:editing-duration>PT11M15S</meta:editing-duration>
    <meta:editing-cycles>1</meta:editing-cycles>
    <meta:document-statistic meta:object-count="10"/>
    <meta:generator>LibreOffice/5.0.3.2$Windows_x86 LibreOffice_project/e5f16313668ac592c1bfb310f4390624e3dbfb75</meta:generator>
  </office:meta>
</office:document-meta>
</file>